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13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7.339cm" svg:x="1.758cm" svg:y="2.037cm">
          <draw:text-box>
            <text:p>8上-英语-外研版 unit 4</text:p>
            <text:p/>
            <text:p/>
            <text:p>pound / GBP / pound sterling</text:p>
            <text:p/>
            <text:p>code / decode</text:p>
            <text:p/>
            <text:p>pay / payment</text:p>
            <text:p/>
            <text:p>cash / cheque / credit card</text:p>
            <text:p/>
            <text:p>app / application</text:p>
            <text:p/>
            <text:p>deliver / delivery</text:p>
            <text:p/>
            <text:p>except / besides</text:p>
            <text:p/>
            <text:p>convenient / convenience</text:p>
            <text:p/>
            <text:p>offline / online</text:p>
            <text:p/>
            <text:p>native languag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2.5cm" svg:height="3.811cm" svg:x="2.5cm" svg:y="2.613cm">
          <draw:text-box>
            <text:p>disagreement / agreement</text:p>
            <text:p/>
            <text:p>bored / boring</text:p>
            <text:p/>
            <text:p>advantage / disadvantag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2M25S</meta:editing-duration>
    <meta:editing-cycles>22</meta:editing-cycles>
    <meta:generator>OpenOffice/4.1.15$Win32 OpenOffice.org_project/4115m2$Build-9813</meta:generator>
    <dc:date>2025-11-19T11:03:01.82</dc:date>
    <meta:document-statistic meta:object-count="27"/>
  </office:meta>
</office:document-meta>
</file>